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KeyMap.getDublicatedKeys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KeyMap.getInstance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cessKeyMap.getDupli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KeyMap.getUnusedKeys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cessKeyMap.addDublicated( char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KeyMap.addAccessKey( FacesContext facesContext , Character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cessKeyMap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KeyMap.AccessKe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